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38%" style:writing-mode="lr-tb"/>
      <style:text-properties style:font-name="arial" fo:font-size="11pt" fo:language="en" fo:country="US"/>
    </style:style>
    <style:style style:name="P2" style:family="paragraph" style:parent-style-name="Standard">
      <style:paragraph-properties fo:margin-top="0in" fo:margin-bottom="0in" style:contextual-spacing="false" fo:line-height="138%" style:writing-mode="lr-tb"/>
      <style:text-properties style:font-name="arial" fo:font-size="11pt" fo:language="en" fo:country="US" officeooo:rsid="0016c82b" officeooo:paragraph-rsid="0016c82b"/>
    </style:style>
    <style:style style:name="P3" style:family="paragraph" style:parent-style-name="Standard">
      <style:paragraph-properties fo:margin-top="0in" fo:margin-bottom="0in" style:contextual-spacing="false" fo:line-height="138%" style:writing-mode="lr-tb"/>
      <style:text-properties style:font-name="arial" fo:font-size="11pt"/>
    </style:style>
    <style:style style:name="P4" style:family="paragraph" style:parent-style-name="Standard">
      <style:paragraph-properties fo:margin-top="0in" fo:margin-bottom="0in" style:contextual-spacing="false" fo:line-height="138%" style:writing-mode="lr-tb"/>
    </style:style>
    <style:style style:name="P5" style:family="paragraph" style:parent-style-name="Standard">
      <style:paragraph-properties style:writing-mode="lr-tb"/>
    </style:style>
    <style:style style:name="T1" style:family="text">
      <style:text-properties style:font-name="arial" fo:font-size="11pt"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Subject: Create Blogger Application with following features</text:span></text:p>
      <text:p text:style-name="P1"><text:bookmark text:name="gmail-docs-internal-guid-7c0dc077-9321-41b1-0ae3-290017e88ad7"/>Tasks to do in the App:</text:p>
      <text:p text:style-name="P5"/>
      <text:p text:style-name="P1">1. Create a new application using database postgres.</text:p>
      <text:p text:style-name="P1">2. Integrate devise for signin, signup, signout and forgot password.</text:p>
      <text:p text:style-name="P4"><text:span text:style-name="T1">3. Integrate active admin(</text:span><text:a xlink:type="simple" xlink:href="https://github.com/activeadmin/activeadmin">https://github.com/activeadmin/activeadmin</text:a><text:span text:style-name="T1">).</text:span></text:p>
      <text:p text:style-name="P1">4. Allow admin to create the categories.</text:p>
      <text:p text:style-name="P1">5. Allow user to create the blogs with title, image, dropdown category(select_tag) and description.</text:p>
      <text:p text:style-name="P4"><text:span text:style-name="T1">6. Allow user to search the blogs with keyword(Reference: </text:span><text:a xlink:type="simple" xlink:href="https://rubyplus.com/articles/3381-Simple-Search-Form-in-Rails-5">https://rubyplus.com/articles/3381-Simple-Search-Form-in-Rails-5</text:a><text:span text:style-name="T1">).</text:span></text:p>
      <text:p text:style-name="P1">7. Allow user to filter the blogs within a date range.</text:p>
      <text:p text:style-name="P1">8. Allow user to comment on the blogs.</text:p>
      <text:p text:style-name="P4"><text:span text:style-name="T1">9. Integrate the template in bootstrap (after completing the above points, refenrece: </text:span><text:a xlink:type="simple" xlink:href="https://github.com/twbs/bootstrap-sass">https://github.com/twbs/bootstrap-sass</text:a><text:span text:style-name="T1">).</text:span></text:p>
      <text:p text:style-name="P1">10. Push the application to github.</text:p>
      <text:p text:style-name="P1">11. Deploy the application to heroku.</text:p>
      <text:p text:style-name="P3"/>
      <text:p text:style-name="P1">Regards</text:p>
      <text:p text:style-name="P1">Arvi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5:41:18.756398628</meta:creation-date>
    <dc:date>2017-04-11T15:43:43.157251875</dc:date>
    <meta:editing-duration>P0D</meta:editing-duration>
    <meta:editing-cycles>1</meta:editing-cycles>
    <meta:document-statistic meta:table-count="0" meta:image-count="0" meta:object-count="0" meta:page-count="1" meta:paragraph-count="15" meta:word-count="112" meta:character-count="838" meta:non-whitespace-character-count="741"/>
    <meta:generator>LibreOffice/4.2.8.2$Linux_X86_64 LibreOffice_project/420m0$Build-2</meta:generator>
  </office:meta>
</office:document-meta>
</file>